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dString.getIterator( java . text . AttributedCharacterIterator . Attribu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dString.addAttribute( java . text . AttributedCharacterIterator . Attribute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dString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dString.addAttributes( java . util . Map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dString.AttributedString( java . text . AttributedCharacterIterator var0 , int var1 , int var2 , java . text . AttributedCharacterIterator . Attribute [ ]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dString.addAttribute( java . text . AttributedCharacterIterator . Attribute var0 , java . lang . Object var1 , int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dString.getIterator( java . text . AttributedCharacterIterator . Attribu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dString.AttributedString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dString.AttributedString( java . text . AttributedCharacterIterator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dString.AttributedString( java . text . AttributedCharacterItera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dString.AttributedString( java . lang . String var0 , java . util . Map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